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draw:stroke-dash="Ultrafine_20_Dotted_20__28_var_29_" svg:stroke-width="0.05cm" svg:stroke-color="#000000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Line_20_with_20_Fine_20_Dots" svg:stroke-width="0.05cm" svg:stroke-color="#000000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0.243cm"/>
    </style:style>
    <style:style style:name="gr7" style:family="graphic" style:parent-style-name="standard">
      <style:graphic-properties draw:stroke="none" draw:stroke-dash="Ultrafine_20_Dashed" svg:stroke-color="#000000" draw:fill="none" draw:fill-color="#ffffff" fo:min-height="0cm"/>
    </style:style>
    <style:style style:name="gr8" style:family="graphic" style:parent-style-name="standard">
      <style:graphic-properties draw:stroke="none" draw:stroke-dash="Ultrafine_20_Dashed" svg:stroke-color="#000000" draw:fill="none" draw:fill-color="#ffffff" fo:min-height="0.279cm"/>
    </style:style>
    <style:style style:name="gr9" style:family="graphic" style:parent-style-name="standard">
      <style:graphic-properties draw:stroke="none" draw:stroke-dash="Ultrafine_20_Dashed" svg:stroke-color="#000000" draw:fill="none" draw:fill-color="#ffffff" fo:min-height="0.264cm"/>
    </style:style>
    <style:style style:name="gr10" style:family="graphic" style:parent-style-name="standard">
      <style:graphic-properties draw:stroke="dash" draw:stroke-dash="Ultrafine_20_Dotted_20__28_var_29_" svg:stroke-width="0.05cm" draw:marker-start="" draw:marker-start-width="0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marker-start-width="0.38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draw:marker-start="Arrow" draw:marker-start-width="0.15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159cm"/>
    </style:style>
    <style:style style:name="gr15" style:family="graphic" style:parent-style-name="standard">
      <style:graphic-properties draw:stroke="none" svg:stroke-color="#000000" draw:fill="none" draw:fill-color="#ffffff" fo:min-height="0.506cm"/>
    </style:style>
    <style:style style:name="gr16" style:family="graphic" style:parent-style-name="standard">
      <style:graphic-properties draw:stroke="none" svg:stroke-color="#000000" draw:fill="none" draw:fill-color="#ffffff" fo:min-height="0.4cm"/>
    </style:style>
    <style:style style:name="gr17" style:family="graphic" style:parent-style-name="standard">
      <style:graphic-properties draw:stroke="dash" draw:stroke-dash="Fine_20_Dashed_20__28_var_29_" draw:marker-end="Arrow" draw:marker-end-width="0.15cm"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draw:marker-end="Arrow" draw:marker-end-width="0.15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027cm"/>
    </style:style>
    <style:style style:name="gr20" style:family="graphic" style:parent-style-name="standard">
      <style:graphic-properties draw:stroke="none" svg:stroke-color="#000000" draw:fill="none" draw:fill-color="#ffffff" fo:min-height="0.229cm"/>
    </style:style>
    <style:style style:name="gr21" style:family="graphic" style:parent-style-name="standard">
      <style:graphic-properties draw:stroke="none" svg:stroke-color="#000000" draw:fill="none" draw:fill-color="#ffffff" fo:min-height="0.053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33cm"/>
    </style:style>
    <style:style style:name="gr25" style:family="graphic" style:parent-style-name="standard">
      <style:graphic-properties draw:stroke="none" svg:stroke-color="#000000" draw:fill="none" draw:fill-color="#ffffff" fo:min-height="0.481cm"/>
    </style:style>
    <style:style style:name="gr26" style:family="graphic" style:parent-style-name="standard">
      <style:graphic-properties draw:stroke="none" svg:stroke-color="#000000" draw:fill="none" draw:fill-color="#ffffff" fo:min-height="0.38cm"/>
    </style:style>
    <style:style style:name="gr27" style:family="graphic" style:parent-style-name="standard">
      <style:graphic-properties draw:stroke="none" svg:stroke-color="#000000" draw:fill="none" draw:fill-color="#ffffff" fo:min-height="0.355cm"/>
    </style:style>
    <style:style style:name="gr28" style:family="graphic" style:parent-style-name="standard">
      <style:graphic-properties draw:stroke="none" svg:stroke-color="#000000" draw:fill="none" draw:fill-color="#ffffff" fo:min-height="0.304cm"/>
    </style:style>
    <style:style style:name="gr29" style:family="graphic" style:parent-style-name="standard">
      <style:graphic-properties draw:stroke="none" svg:stroke-color="#000000" draw:fill="none" draw:fill-color="#ffffff" fo:min-height="0.405cm"/>
    </style:style>
    <style:style style:name="gr30" style:family="graphic" style:parent-style-name="standard">
      <style:graphic-properties draw:stroke="none" svg:stroke-color="#000000" draw:fill="none" draw:fill-color="#ffffff" fo:min-height="0.531cm"/>
    </style:style>
    <style:style style:name="gr31" style:family="graphic" style:parent-style-name="standard">
      <style:graphic-properties draw:stroke="none" svg:stroke-color="#000000" draw:fill="none" draw:fill-color="#ffffff" fo:min-height="0cm"/>
    </style:style>
    <style:style style:name="gr32" style:family="graphic" style:parent-style-name="standard">
      <style:graphic-properties draw:stroke="none" svg:stroke-color="#000000" draw:fill="none" draw:fill-color="#ffffff" fo:min-height="0.178cm"/>
    </style:style>
    <style:style style:name="gr33" style:family="graphic" style:parent-style-name="standard">
      <style:graphic-properties draw:stroke="none" svg:stroke-color="#000000" draw:fill="none" draw:fill-color="#ffffff" fo:min-height="0.28cm"/>
    </style:style>
    <style:style style:name="gr34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cm"/>
      <style:paragraph-properties style:writing-mode="tb-rl"/>
    </style:style>
    <style:style style:name="gr35" style:family="graphic" style:parent-style-name="standard">
      <style:graphic-properties draw:stroke="none" svg:stroke-color="#000000" draw:fill="none" draw:fill-color="#ffffff" fo:min-height="0.228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231cm"/>
      <style:paragraph-properties style:writing-mode="tb-rl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33cm" style:use-optimal-column-width="false"/>
    </style:style>
    <style:style style:name="ro1" style:family="table-row">
      <style:table-row-properties style:row-height="0.998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  <style:text-properties fo:font-size="12pt" style:font-size-asian="12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family="'Liberation Sans'" style:font-family-generic="swiss" style:font-pitch="variable"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style:writing-mode="tb-rl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8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'Liberation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id="id1" draw:layer="layout" svg:width="0.5cm" svg:height="0.5cm" svg:x="11.965cm" svg:y="1.999cm">
          <text:p/>
        </draw:rect>
        <draw:rect draw:style-name="gr2" draw:text-style-name="P1" draw:id="id2" draw:layer="layout" svg:width="0.5cm" svg:height="0.5cm" svg:x="8.56cm" svg:y="3.399cm">
          <text:p text:style-name="P2"><text:span text:style-name="T1">5</text:span></text:p>
        </draw:rect>
        <draw:rect draw:style-name="gr2" draw:text-style-name="P1" draw:id="id7" draw:layer="layout" svg:width="0.5cm" svg:height="0.5cm" svg:x="10.695cm" svg:y="3.399cm">
          <text:p text:style-name="P2"><text:span text:style-name="T1">...</text:span></text:p>
        </draw:rect>
        <draw:rect draw:style-name="gr2" draw:text-style-name="P1" draw:id="id3" draw:layer="layout" svg:width="0.5cm" svg:height="0.5cm" svg:x="14.966cm" svg:y="3.399cm">
          <text:p text:style-name="P2"><text:span text:style-name="T1">45</text:span></text:p>
        </draw:rect>
        <draw:rect draw:style-name="gr2" draw:text-style-name="P1" draw:id="id4" draw:layer="layout" svg:width="0.5cm" svg:height="0.5cm" svg:x="6.424cm" svg:y="3.399cm">
          <text:p text:style-name="P2"><text:span text:style-name="T1">...</text:span></text:p>
        </draw:rect>
        <draw:rect draw:style-name="gr2" draw:text-style-name="P1" draw:id="id6" draw:layer="layout" svg:width="0.5cm" svg:height="0.5cm" svg:x="12.831cm" svg:y="3.399cm">
          <text:p text:style-name="P2"><text:span text:style-name="T1">...</text:span></text:p>
        </draw:rect>
        <draw:rect draw:style-name="gr2" draw:text-style-name="P1" draw:id="id5" draw:layer="layout" svg:width="0.5cm" svg:height="0.5cm" svg:x="17.102cm" svg:y="3.399cm">
          <text:p text:style-name="P2"><text:span text:style-name="T1">...</text:span></text:p>
        </draw:rect>
        <draw:connector draw:style-name="gr3" draw:text-style-name="P1" draw:layer="layout" draw:type="line" svg:x1="12.215cm" svg:y1="2.499cm" svg:x2="8.81cm" svg:y2="3.399cm" draw:start-shape="id1" draw:start-glue-point="2" draw:end-shape="id2" draw:end-glue-point="0" svg:d="m12215 2499-3405 900">
          <text:p/>
        </draw:connector>
        <draw:connector draw:style-name="gr4" draw:text-style-name="P1" draw:layer="layout" draw:type="line" svg:x1="12.215cm" svg:y1="2.499cm" svg:x2="15.216cm" svg:y2="3.399cm" draw:start-shape="id1" draw:start-glue-point="2" draw:end-shape="id3" draw:end-glue-point="0" svg:d="m12215 2499 3001 900">
          <text:p/>
        </draw:connector>
        <draw:connector draw:style-name="gr4" draw:text-style-name="P1" draw:layer="layout" draw:type="line" svg:x1="12.215cm" svg:y1="2.499cm" svg:x2="6.674cm" svg:y2="3.399cm" draw:start-shape="id1" draw:start-glue-point="2" draw:end-shape="id4" draw:end-glue-point="0" svg:d="m12215 2499-5541 900">
          <text:p/>
        </draw:connector>
        <draw:connector draw:style-name="gr4" draw:text-style-name="P1" draw:layer="layout" draw:type="line" svg:x1="12.215cm" svg:y1="2.499cm" svg:x2="17.352cm" svg:y2="3.399cm" draw:start-shape="id1" draw:start-glue-point="2" draw:end-shape="id5" draw:end-glue-point="0" svg:d="m12215 2499 5137 900">
          <text:p/>
        </draw:connector>
        <draw:connector draw:style-name="gr4" draw:text-style-name="P1" draw:layer="layout" draw:type="line" svg:x1="12.215cm" svg:y1="2.499cm" svg:x2="13.081cm" svg:y2="3.399cm" draw:start-shape="id1" draw:start-glue-point="2" draw:end-shape="id6" draw:end-glue-point="0" svg:d="m12215 2499 866 900">
          <text:p/>
        </draw:connector>
        <draw:connector draw:style-name="gr4" draw:text-style-name="P1" draw:layer="layout" draw:type="line" svg:x1="12.215cm" svg:y1="2.499cm" svg:x2="10.945cm" svg:y2="3.399cm" draw:start-shape="id1" draw:start-glue-point="2" draw:end-shape="id7" draw:end-glue-point="0" svg:d="m12215 2499-1270 900">
          <text:p/>
        </draw:connector>
        <draw:rect draw:style-name="gr2" draw:text-style-name="P1" draw:id="id9" draw:layer="layout" svg:width="0.5cm" svg:height="0.5cm" svg:x="6.944cm" svg:y="5.144cm">
          <text:p text:style-name="P2"><text:span text:style-name="T1">2</text:span></text:p>
        </draw:rect>
        <draw:rect draw:style-name="gr2" draw:text-style-name="P1" draw:id="id10" draw:layer="layout" svg:width="0.532cm" svg:height="0.5cm" svg:x="8.103cm" svg:y="5.144cm">
          <text:p text:style-name="P2"><text:span text:style-name="T1">...</text:span></text:p>
        </draw:rect>
        <draw:rect draw:style-name="gr2" draw:text-style-name="P1" draw:id="id12" draw:layer="layout" svg:width="0.5cm" svg:height="0.5cm" svg:x="10.47cm" svg:y="5.144cm">
          <text:p text:style-name="P2"><text:span text:style-name="T1">10</text:span></text:p>
        </draw:rect>
        <draw:rect draw:style-name="gr2" draw:text-style-name="P1" draw:id="id8" draw:layer="layout" svg:width="0.5cm" svg:height="0.5cm" svg:x="5.768cm" svg:y="5.144cm">
          <text:p text:style-name="P2"><text:span text:style-name="T1">...</text:span></text:p>
        </draw:rect>
        <draw:rect draw:style-name="gr2" draw:text-style-name="P1" draw:id="id11" draw:layer="layout" svg:width="0.5cm" svg:height="0.5cm" svg:x="9.295cm" svg:y="5.144cm">
          <text:p text:style-name="P2"><text:span text:style-name="T1">...</text:span></text:p>
        </draw:rect>
        <draw:rect draw:style-name="gr2" draw:text-style-name="P1" draw:id="id13" draw:layer="layout" svg:width="0.5cm" svg:height="0.5cm" svg:x="11.646cm" svg:y="5.144cm">
          <text:p text:style-name="P2"><text:span text:style-name="T1">...</text:span></text:p>
        </draw:rect>
        <draw:connector draw:style-name="gr4" draw:text-style-name="P1" draw:layer="layout" draw:type="line" svg:x1="8.81cm" svg:y1="3.899cm" svg:x2="6.018cm" svg:y2="5.144cm" draw:start-shape="id2" draw:start-glue-point="2" draw:end-shape="id8" draw:end-glue-point="0" svg:d="m8810 3899-2792 1245">
          <text:p/>
        </draw:connector>
        <draw:connector draw:style-name="gr4" draw:text-style-name="P1" draw:layer="layout" draw:type="line" svg:x1="8.81cm" svg:y1="3.899cm" svg:x2="7.194cm" svg:y2="5.144cm" draw:start-shape="id2" draw:start-glue-point="2" draw:end-shape="id9" draw:end-glue-point="0" svg:d="m8810 3899-1616 1245">
          <text:p/>
        </draw:connector>
        <draw:connector draw:style-name="gr4" draw:text-style-name="P1" draw:layer="layout" draw:type="line" svg:x1="8.81cm" svg:y1="3.899cm" svg:x2="8.369cm" svg:y2="5.144cm" draw:start-shape="id2" draw:start-glue-point="2" draw:end-shape="id10" draw:end-glue-point="0" svg:d="m8810 3899-441 1245">
          <text:p/>
        </draw:connector>
        <draw:connector draw:style-name="gr4" draw:text-style-name="P1" draw:layer="layout" draw:type="line" svg:x1="8.81cm" svg:y1="3.899cm" svg:x2="9.545cm" svg:y2="5.144cm" draw:start-shape="id2" draw:start-glue-point="2" draw:end-shape="id11" draw:end-glue-point="0" svg:d="m8810 3899 735 1245">
          <text:p/>
        </draw:connector>
        <draw:connector draw:style-name="gr4" draw:text-style-name="P1" draw:layer="layout" draw:type="line" svg:x1="8.81cm" svg:y1="3.899cm" svg:x2="10.72cm" svg:y2="5.144cm" draw:start-shape="id2" draw:start-glue-point="2" draw:end-shape="id12" draw:end-glue-point="0" svg:d="m8810 3899 1910 1245">
          <text:p/>
        </draw:connector>
        <draw:connector draw:style-name="gr4" draw:text-style-name="P1" draw:layer="layout" draw:type="line" svg:x1="8.81cm" svg:y1="3.899cm" svg:x2="11.896cm" svg:y2="5.144cm" draw:start-shape="id2" draw:start-glue-point="2" draw:end-shape="id13" draw:end-glue-point="0" svg:d="m8810 3899 3086 1245">
          <text:p/>
        </draw:connector>
        <draw:rect draw:style-name="gr2" draw:text-style-name="P1" draw:id="id14" draw:layer="layout" svg:width="0.5cm" svg:height="0.5cm" svg:x="6.944cm" svg:y="5.144cm">
          <text:p text:style-name="P2"><text:span text:style-name="T1">2</text:span></text:p>
        </draw:rect>
        <draw:rect draw:style-name="gr2" draw:text-style-name="P1" draw:layer="layout" svg:width="0.532cm" svg:height="0.5cm" svg:x="8.103cm" svg:y="5.144cm">
          <text:p text:style-name="P2"><text:span text:style-name="T1">...</text:span></text:p>
        </draw:rect>
        <draw:rect draw:style-name="gr2" draw:text-style-name="P1" draw:layer="layout" svg:width="0.5cm" svg:height="0.5cm" svg:x="10.47cm" svg:y="5.144cm">
          <text:p text:style-name="P2"><text:span text:style-name="T1">10</text:span></text:p>
        </draw:rect>
        <draw:rect draw:style-name="gr2" draw:text-style-name="P1" draw:layer="layout" svg:width="0.5cm" svg:height="0.5cm" svg:x="5.768cm" svg:y="5.144cm">
          <text:p text:style-name="P2"><text:span text:style-name="T1">...</text:span></text:p>
        </draw:rect>
        <draw:rect draw:style-name="gr2" draw:text-style-name="P1" draw:layer="layout" svg:width="0.5cm" svg:height="0.5cm" svg:x="9.295cm" svg:y="5.144cm">
          <text:p text:style-name="P2"><text:span text:style-name="T1">...</text:span></text:p>
        </draw:rect>
        <draw:rect draw:style-name="gr2" draw:text-style-name="P1" draw:layer="layout" svg:width="0.5cm" svg:height="0.5cm" svg:x="11.646cm" svg:y="5.144cm">
          <text:p text:style-name="P2"><text:span text:style-name="T1">...</text:span></text:p>
        </draw:rect>
        <draw:rect draw:style-name="gr2" draw:text-style-name="P1" draw:id="id16" draw:layer="layout" svg:width="0.5cm" svg:height="1.55cm" svg:x="5.772cm" svg:y="6.482cm">
          <text:p text:style-name="P2"><text:span text:style-name="T1">1</text:span></text:p>
          <text:p text:style-name="P2"><text:span text:style-name="T1">0</text:span></text:p>
          <text:p text:style-name="P2"><text:span text:style-name="T1">1</text:span></text:p>
        </draw:rect>
        <draw:rect draw:style-name="gr2" draw:text-style-name="P1" draw:id="id20" draw:layer="layout" svg:width="0.5cm" svg:height="1.55cm" svg:x="9.656cm" svg:y="6.482cm">
          <text:p text:style-name="P2"><text:span text:style-name="T1">...</text:span></text:p>
        </draw:rect>
        <draw:rect draw:style-name="gr2" draw:text-style-name="P1" draw:id="id15" draw:layer="layout" svg:width="0.5cm" svg:height="1.55cm" svg:x="4.814cm" svg:y="6.482cm">
          <text:p text:style-name="P2"><text:span text:style-name="T1">...</text:span></text:p>
        </draw:rect>
        <draw:rect draw:style-name="gr2" draw:text-style-name="P1" draw:id="id17" draw:layer="layout" svg:width="0.5cm" svg:height="1.55cm" svg:x="6.73cm" svg:y="6.482cm">
          <text:p text:style-name="P2"><text:span text:style-name="T1">...</text:span></text:p>
        </draw:rect>
        <draw:rect draw:style-name="gr2" draw:text-style-name="P1" draw:id="id18" draw:layer="layout" svg:width="0.5cm" svg:height="1.55cm" svg:x="7.687cm" svg:y="6.482cm">
          <text:p text:style-name="P2"><text:span text:style-name="T1">...</text:span></text:p>
        </draw:rect>
        <draw:rect draw:style-name="gr2" draw:text-style-name="P1" draw:id="id19" draw:layer="layout" svg:width="0.5cm" svg:height="1.55cm" svg:x="8.645cm" svg:y="6.482cm">
          <text:p text:style-name="P2"><text:span text:style-name="T1">1</text:span></text:p>
          <text:p text:style-name="P2"><text:span text:style-name="T1">0</text:span></text:p>
          <text:p text:style-name="P2"><text:span text:style-name="T1">1</text:span></text:p>
        </draw:rect>
        <draw:line draw:style-name="gr5" draw:text-style-name="P2" draw:layer="layout" svg:x1="2.487cm" svg:y1="2.302cm" svg:x2="12.541cm" svg:y2="2.249cm">
          <text:p/>
        </draw:line>
        <draw:line draw:style-name="gr5" draw:text-style-name="P2" draw:layer="layout" svg:x1="2.514cm" svg:y1="3.625cm" svg:x2="17.78cm" svg:y2="3.651cm">
          <text:p/>
        </draw:line>
        <draw:line draw:style-name="gr5" draw:text-style-name="P2" draw:layer="layout" svg:x1="2.461cm" svg:y1="5.318cm" svg:x2="12.239cm" svg:y2="5.397cm">
          <text:p/>
        </draw:line>
        <draw:line draw:style-name="gr5" draw:text-style-name="P2" draw:id="id22" draw:layer="layout" svg:x1="2.54cm" svg:y1="7.117cm" svg:x2="10.186cm" svg:y2="7.091cm">
          <text:p/>
        </draw:line>
        <draw:frame draw:style-name="gr6" draw:text-style-name="P3" draw:layer="layout" svg:width="1.826cm" svg:height="0.662cm" svg:x="2.287cm" svg:y="1.725cm">
          <draw:text-box>
            <text:p><text:span text:style-name="T2">根节点</text:span></text:p>
          </draw:text-box>
        </draw:frame>
        <draw:frame draw:style-name="gr7" draw:text-style-name="P3" draw:layer="layout" svg:width="2.355cm" svg:height="0.662cm" svg:x="2.287cm" svg:y="3.042cm">
          <draw:text-box>
            <text:p><text:span text:style-name="T2">词语索引值</text:span></text:p>
          </draw:text-box>
        </draw:frame>
        <draw:frame draw:style-name="gr8" draw:text-style-name="P3" draw:layer="layout" svg:width="2.725cm" svg:height="0.662cm" svg:x="2.22cm" svg:y="4.742cm">
          <draw:text-box>
            <text:p><text:span text:style-name="T2">词语索引长度</text:span></text:p>
          </draw:text-box>
        </draw:frame>
        <draw:frame draw:style-name="gr9" draw:text-style-name="P3" draw:layer="layout" svg:width="2.037cm" svg:height="0.662cm" svg:x="2.287cm" svg:y="6.441cm">
          <draw:text-box>
            <text:p><text:span text:style-name="T2">词语数据</text:span></text:p>
          </draw:text-box>
        </draw:frame>
        <draw:connector draw:style-name="gr10" draw:text-style-name="P2" draw:layer="layout" draw:type="line" svg:x1="7.194cm" svg:y1="5.644cm" svg:x2="5.064cm" svg:y2="6.482cm" draw:start-shape="id14" draw:start-glue-point="2" draw:end-shape="id15" draw:end-glue-point="0" svg:d="m7194 5644-2130 838">
          <text:p/>
        </draw:connector>
        <draw:connector draw:style-name="gr11" draw:text-style-name="P2" draw:layer="measurelines" draw:type="line" svg:x1="7.194cm" svg:y1="5.644cm" svg:x2="6.022cm" svg:y2="6.482cm" draw:start-shape="id14" draw:start-glue-point="2" draw:end-shape="id16" draw:end-glue-point="0" svg:d="m7194 5644-1172 838">
          <text:p/>
        </draw:connector>
        <draw:connector draw:style-name="gr11" draw:text-style-name="P2" draw:layer="measurelines" draw:type="line" svg:x1="7.194cm" svg:y1="5.644cm" svg:x2="6.98cm" svg:y2="6.482cm" draw:start-shape="id14" draw:start-glue-point="2" draw:end-shape="id17" draw:end-glue-point="0" svg:d="m7194 5644-214 838">
          <text:p/>
        </draw:connector>
        <draw:connector draw:style-name="gr11" draw:text-style-name="P2" draw:layer="measurelines" draw:type="line" svg:x1="7.194cm" svg:y1="5.644cm" svg:x2="7.937cm" svg:y2="6.482cm" draw:start-shape="id14" draw:start-glue-point="2" draw:end-shape="id18" draw:end-glue-point="0" svg:d="m7194 5644 743 838">
          <text:p/>
        </draw:connector>
        <draw:connector draw:style-name="gr11" draw:text-style-name="P2" draw:layer="measurelines" draw:type="line" svg:x1="7.194cm" svg:y1="5.644cm" svg:x2="8.895cm" svg:y2="6.482cm" draw:start-shape="id14" draw:start-glue-point="2" draw:end-shape="id19" draw:end-glue-point="0" svg:d="m7194 5644 1701 838">
          <text:p/>
        </draw:connector>
        <draw:connector draw:style-name="gr11" draw:text-style-name="P2" draw:layer="measurelines" draw:type="line" svg:x1="7.194cm" svg:y1="5.644cm" svg:x2="9.906cm" svg:y2="6.482cm" draw:start-shape="id14" draw:start-glue-point="2" draw:end-shape="id20" draw:end-glue-point="0" svg:d="m7194 5644 2712 838">
          <text:p/>
        </draw:connector>
        <draw:rect draw:style-name="gr2" draw:text-style-name="P5" draw:id="id21" draw:layer="layout" svg:width="3.848cm" svg:height="2.439cm" svg:x="12.833cm" svg:y="4.843cm">
          <text:p text:style-name="P4"><text:span text:style-name="T3">CharsIndex *chidx;</text:span></text:p>
          <text:p text:style-name="P4"><text:span text:style-name="T3">int chlen;</text:span></text:p>
          <text:p text:style-name="P4"><text:span text:style-name="T3">gunichar2 *data;</text:span></text:p>
          <text:p text:style-name="P4"><text:span text:style-name="T3">glong dtlen;</text:span></text:p>
          <text:p text:style-name="P4"><text:span text:style-name="T3">int freq;</text:span><text:span text:style-name="T3"><text:tab/></text:span></text:p>
        </draw:rect>
        <draw:connector draw:style-name="gr12" draw:text-style-name="P2" draw:layer="layout" draw:type="line" svg:x1="12.833cm" svg:y1="6.062cm" svg:x2="10.186cm" svg:y2="7.104cm" draw:start-shape="id21" draw:end-shape="id22" draw:end-glue-point="1" svg:d="m12833 6062-2647 1042">
          <text:p/>
        </draw:connector>
        <draw:rect draw:style-name="gr2" draw:text-style-name="P1" draw:layer="layout" svg:width="0.524cm" svg:height="0.5cm" svg:x="10.886cm" svg:y="12.526cm">
          <text:p text:style-name="P2"><text:span text:style-name="T1">...</text:span></text:p>
        </draw:rect>
        <draw:rect draw:style-name="gr2" draw:text-style-name="P1" draw:layer="layout" svg:width="1.991cm" svg:height="0.5cm" svg:x="6.526cm" svg:y="12.526cm">
          <text:p text:style-name="P2"><text:span text:style-name="T1">childs</text:span></text:p>
        </draw:rect>
        <draw:rect draw:style-name="gr2" draw:text-style-name="P1" draw:layer="layout" svg:width="1.985cm" svg:height="0.5cm" svg:x="4.541cm" svg:y="12.526cm">
          <text:p text:style-name="P2"><text:span text:style-name="T1">length</text:span></text:p>
        </draw:rect>
        <draw:rect draw:style-name="gr2" draw:text-style-name="P1" draw:layer="layout" svg:width="1.983cm" svg:height="0.5cm" svg:x="2.527cm" svg:y="12.526cm">
          <text:p text:style-name="P2"><text:span text:style-name="T1">maxlen</text:span></text:p>
        </draw:rect>
        <draw:rect draw:style-name="gr2" draw:text-style-name="P1" draw:layer="layout" svg:width="0.5cm" svg:height="0.5cm" svg:x="1.998cm" svg:y="12.526cm">
          <text:p text:style-name="P2"><text:span text:style-name="T1">i</text:span></text:p>
        </draw:rect>
        <draw:rect draw:style-name="gr2" draw:text-style-name="P5" draw:layer="layout" svg:width="0.5cm" svg:height="0.5cm" svg:x="1.494cm" svg:y="12.526cm">
          <text:p text:style-name="P2"><text:span text:style-name="T3">mi</text:span></text:p>
        </draw:rect>
        <draw:rect draw:style-name="gr2" draw:text-style-name="P1" draw:layer="layout" svg:width="0.549cm" svg:height="0.5cm" svg:x="9.425cm" svg:y="12.526cm">
          <text:p text:style-name="P2"><text:span text:style-name="T1">...</text:span></text:p>
        </draw:rect>
        <draw:rect draw:style-name="gr2" draw:text-style-name="P1" draw:layer="layout" svg:width="0.93cm" svg:height="0.5cm" svg:x="8.545cm" svg:y="12.526cm">
          <text:p text:style-name="P2"><text:span text:style-name="T1">xx</text:span></text:p>
        </draw:rect>
        <draw:rect draw:style-name="gr2" draw:text-style-name="P1" draw:layer="layout" svg:width="0.472cm" svg:height="0.5cm" svg:x="11.089cm" svg:y="14.922cm">
          <text:p text:style-name="P2"><text:span text:style-name="T1">...</text:span></text:p>
        </draw:rect>
        <draw:rect draw:style-name="gr2" draw:text-style-name="P1" draw:layer="layout" svg:width="0.979cm" svg:height="0.5cm" svg:x="10.076cm" svg:y="14.923cm">
          <text:p text:style-name="P2"><text:span text:style-name="T1">uc2</text:span></text:p>
        </draw:rect>
        <draw:rect draw:style-name="gr2" draw:text-style-name="P1" draw:layer="layout" svg:width="0.979cm" svg:height="0.5cm" svg:x="8.548cm" svg:y="14.922cm">
          <text:p text:style-name="P2"><text:span text:style-name="T1">uc2</text:span></text:p>
        </draw:rect>
        <draw:rect draw:style-name="gr2" draw:text-style-name="P1" draw:layer="layout" svg:width="0.479cm" svg:height="0.5cm" svg:x="9.562cm" svg:y="14.922cm">
          <text:p text:style-name="P2"><text:span text:style-name="T1">...</text:span></text:p>
        </draw:rect>
        <draw:rect draw:style-name="gr2" draw:text-style-name="P1" draw:layer="layout" svg:width="1.912cm" svg:height="0.5cm" svg:x="6.601cm" svg:y="14.922cm">
          <text:p text:style-name="P2"><text:span text:style-name="T1">dtlen</text:span></text:p>
        </draw:rect>
        <draw:rect draw:style-name="gr2" draw:text-style-name="P1" draw:layer="layout" svg:width="2.013cm" svg:height="0.5cm" svg:x="4.554cm" svg:y="14.922cm">
          <text:p text:style-name="P2"><text:span text:style-name="T1">offset</text:span></text:p>
        </draw:rect>
        <draw:rect draw:style-name="gr2" draw:text-style-name="P1" draw:layer="layout" svg:width="0.535cm" svg:height="0.5cm" svg:x="3.983cm" svg:y="14.922cm">
          <text:p text:style-name="P2"><text:span text:style-name="T1">...</text:span></text:p>
        </draw:rect>
        <draw:rect draw:style-name="gr2" draw:text-style-name="P1" draw:layer="layout" svg:width="1.962cm" svg:height="0.5cm" svg:x="1.986cm" svg:y="14.922cm">
          <text:p text:style-name="P2"><text:span text:style-name="T1">offset</text:span></text:p>
        </draw:rect>
        <draw:rect draw:style-name="gr2" draw:text-style-name="P1" draw:layer="layout" svg:width="0.5cm" svg:height="0.5cm" svg:x="1.451cm" svg:y="14.922cm">
          <text:p text:style-name="P2"><text:span text:style-name="T1">-1</text:span></text:p>
        </draw:rect>
        <draw:rect draw:style-name="gr2" draw:text-style-name="P1" draw:layer="layout" svg:width="17.907cm" svg:height="0.5cm" svg:x="1.993cm" svg:y="13.357cm">
          <text:p text:style-name="P2"><text:span text:style-name="T1">...</text:span></text:p>
        </draw:rect>
        <draw:rect draw:style-name="gr2" draw:text-style-name="P1" draw:layer="layout" svg:width="2.037cm" svg:height="0.5cm" svg:x="17.841cm" svg:y="12.526cm">
          <text:p text:style-name="P2"><text:span text:style-name="T1">0</text:span></text:p>
        </draw:rect>
        <draw:rect draw:style-name="gr2" draw:text-style-name="P1" draw:layer="layout" svg:width="0.951cm" svg:height="0.5cm" svg:x="9.935cm" svg:y="12.526cm">
          <text:p text:style-name="P2"><text:span text:style-name="T1">xx</text:span></text:p>
        </draw:rect>
        <draw:polyline draw:style-name="gr13" draw:text-style-name="P2" draw:layer="layout" svg:width="1.131cm" svg:height="2.143cm" draw:transform="rotate (1.10985487134298) translate (8.568cm 12.5cm)" svg:viewBox="0 0 1132 2144" draw:points="0,26467 169,26467 606,27288 987,27323 797,27617 1132,28408 1008,28611">
          <text:p/>
        </draw:polyline>
        <draw:frame draw:style-name="gr14" draw:text-style-name="P6" draw:layer="layout" svg:width="2.924cm" svg:height="0.725cm" svg:x="8.237cm" svg:y="11.518cm">
          <draw:text-box>
            <text:p><text:span text:style-name="T4">length*childs</text:span></text:p>
          </draw:text-box>
        </draw:frame>
        <draw:rect draw:style-name="gr2" draw:text-style-name="P1" draw:layer="layout" svg:width="1.991cm" svg:height="0.5cm" svg:x="13.426cm" svg:y="12.526cm">
          <text:p text:style-name="P2"><text:span text:style-name="T1">childs</text:span></text:p>
        </draw:rect>
        <draw:rect draw:style-name="gr2" draw:text-style-name="P1" draw:layer="layout" svg:width="1.985cm" svg:height="0.5cm" svg:x="11.441cm" svg:y="12.526cm">
          <text:p text:style-name="P2"><text:span text:style-name="T1">length</text:span></text:p>
        </draw:rect>
        <draw:rect draw:style-name="gr2" draw:text-style-name="P1" draw:layer="layout" svg:width="0.499cm" svg:height="0.5cm" svg:x="16.354cm" svg:y="12.526cm">
          <text:p text:style-name="P2"><text:span text:style-name="T1">...</text:span></text:p>
        </draw:rect>
        <draw:rect draw:style-name="gr2" draw:text-style-name="P1" draw:layer="layout" svg:width="0.905cm" svg:height="0.5cm" svg:x="15.449cm" svg:y="12.526cm">
          <text:p text:style-name="P2"><text:span text:style-name="T1">xx</text:span></text:p>
        </draw:rect>
        <draw:rect draw:style-name="gr2" draw:text-style-name="P1" draw:layer="layout" svg:width="0.952cm" svg:height="0.5cm" svg:x="16.889cm" svg:y="12.526cm">
          <text:p text:style-name="P2"><text:span text:style-name="T1">xx</text:span></text:p>
        </draw:rect>
        <draw:polyline draw:style-name="gr13" draw:text-style-name="P2" draw:layer="layout" svg:width="0.941cm" svg:height="1.77cm" draw:transform="rotate (1.10985487134298) translate (15.421cm 12.474cm)" svg:viewBox="0 0 942 1771" draw:points="0,38720 169,38720 449,39341 831,39376 640,39669 942,40278 852,40491">
          <text:p/>
        </draw:polyline>
        <draw:frame draw:style-name="gr14" draw:text-style-name="P6" draw:layer="layout" svg:width="2.924cm" svg:height="0.725cm" svg:x="14.941cm" svg:y="11.542cm">
          <draw:text-box>
            <text:p><text:span text:style-name="T4">length*childs</text:span></text:p>
          </draw:text-box>
        </draw:frame>
        <draw:rect draw:style-name="gr2" draw:text-style-name="P1" draw:layer="layout" svg:width="0.979cm" svg:height="0.5cm" svg:x="15.013cm" svg:y="14.922cm">
          <text:p text:style-name="P2"><text:span text:style-name="T1">uc2</text:span></text:p>
        </draw:rect>
        <draw:rect draw:style-name="gr2" draw:text-style-name="P1" draw:layer="layout" svg:width="0.974cm" svg:height="0.5cm" svg:x="13.544cm" svg:y="14.922cm">
          <text:p text:style-name="P2"><text:span text:style-name="T1">uc2</text:span></text:p>
        </draw:rect>
        <draw:rect draw:style-name="gr2" draw:text-style-name="P1" draw:layer="layout" svg:width="0.425cm" svg:height="0.5cm" svg:x="14.553cm" svg:y="14.922cm">
          <text:p text:style-name="P2"><text:span text:style-name="T1">...</text:span></text:p>
        </draw:rect>
        <draw:rect draw:style-name="gr2" draw:text-style-name="P1" draw:layer="layout" svg:width="1.912cm" svg:height="0.5cm" svg:x="11.596cm" svg:y="14.922cm">
          <text:p text:style-name="P2"><text:span text:style-name="T1">dtlen</text:span></text:p>
        </draw:rect>
        <draw:polyline draw:style-name="gr13" draw:text-style-name="P2" draw:layer="layout" svg:width="1.99cm" svg:height="4.197cm" draw:transform="rotate (-1.14388879175805) translate (5.83722588345645cm 13.6597877803158cm)" svg:viewBox="0 0 1991 4198" draw:points="0,4883 304,4883 996,3177 1421,3094 1227,2729 1991,1111 1907,685">
          <text:p/>
        </draw:polyline>
        <draw:frame draw:style-name="gr15" draw:text-style-name="P7" draw:layer="layout" svg:width="2.543cm" svg:height="0.756cm" svg:x="3.004cm" svg:y="15.8cm">
          <draw:text-box>
            <text:p><text:span text:style-name="T3">sumleaves</text:span></text:p>
          </draw:text-box>
        </draw:frame>
        <draw:polyline draw:style-name="gr13" draw:text-style-name="P2" draw:layer="layout" svg:width="1.465cm" svg:height="2.041cm" draw:transform="rotate (-0.958534825196291) translate (10.1878948836719cm 14.2475465401302cm)" svg:viewBox="0 0 1466 2042" draw:points="0,1744 344,1738 821,1058 1165,962 1061,672 1466,95 1434,-298">
          <text:p/>
        </draw:polyline>
        <draw:frame draw:style-name="gr16" draw:text-style-name="P7" draw:layer="layout" svg:width="1.455cm" svg:height="0.725cm" svg:x="9.153cm" svg:y="15.699cm">
          <draw:text-box>
            <text:p><text:span text:style-name="T3">dtlen</text:span></text:p>
          </draw:text-box>
        </draw:frame>
        <draw:polyline draw:style-name="gr13" draw:text-style-name="P2" draw:layer="layout" svg:width="6.267cm" svg:height="7.543cm" draw:transform="skewX (-5.83559417843242E-017) rotate (-0.903207887908082) translate (12.3953130443744cm 10.8539202501387cm)" svg:viewBox="0 0 6268 7544" draw:points="0,1348 864,1515 3145,-1339 3657,-1417 3531,-1869 6268,-5422 5784,-6029">
          <text:p/>
        </draw:polyline>
        <draw:frame draw:style-name="gr15" draw:text-style-name="P7" draw:layer="layout" svg:width="2.543cm" svg:height="0.756cm" svg:x="9.805cm" svg:y="16.404cm">
          <draw:text-box>
            <text:p><text:span text:style-name="T3">sumleaves</text:span></text:p>
          </draw:text-box>
        </draw:frame>
        <draw:frame draw:style-name="standard" draw:id="id26" draw:layer="layout" svg:width="9.862cm" svg:height="0.997cm" svg:x="4.329cm" svg:y="22.2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id="id28" draw:layer="layout" svg:width="7.044cm" svg:height="0.997cm" svg:x="4.329cm" svg:y="24.1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id="id30" draw:layer="layout" svg:width="11.271cm" svg:height="0.997cm" svg:x="4.329cm" svg:y="26.1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id="id23" draw:layer="layout" svg:width="1.329cm" svg:height="0.997cm" svg:x="4.369cm" svg:y="20.21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connector draw:style-name="gr17" draw:text-style-name="P2" draw:layer="layout" draw:type="line" svg:x1="5.033cm" svg:y1="21.209cm" svg:x2="4.364cm" svg:y2="22.226cm" draw:start-shape="id23" draw:start-glue-point="2" svg:d="m5033 21209-669 1017">
          <text:p/>
        </draw:connector>
        <draw:connector draw:style-name="gr18" draw:text-style-name="P2" draw:layer="layout" draw:type="line" svg:x1="9.454cm" svg:y1="23.26cm" svg:x2="4.363cm" svg:y2="24.319cm" svg:d="m9454 23260-5091 1059">
          <text:p/>
        </draw:connector>
        <draw:connector draw:style-name="gr18" draw:text-style-name="P2" draw:layer="layout" draw:type="line" svg:x1="7.715cm" svg:y1="25.2cm" svg:x2="4.363cm" svg:y2="26.234cm" svg:d="m7715 25200-3352 1034">
          <text:p/>
        </draw:connector>
        <draw:line draw:style-name="gr5" draw:text-style-name="P2" draw:layer="layout" svg:x1="1.163cm" svg:y1="20.715cm" svg:x2="5.674cm" svg:y2="20.69cm">
          <text:p/>
        </draw:line>
        <draw:frame draw:style-name="gr19" draw:text-style-name="P3" draw:layer="layout" svg:width="2.091cm" svg:height="0.662cm" svg:x="0.914cm" svg:y="20.084cm">
          <draw:text-box>
            <text:p><text:span text:style-name="T2">根索引点</text:span></text:p>
          </draw:text-box>
        </draw:frame>
        <draw:line draw:style-name="gr5" draw:text-style-name="P2" draw:layer="layout" svg:x1="1.214cm" svg:y1="22.705cm" svg:x2="14.191cm" svg:y2="22.705cm">
          <text:p/>
        </draw:line>
        <draw:frame draw:style-name="gr20" draw:text-style-name="P3" draw:layer="layout" svg:width="3.881cm" svg:height="0.662cm" svg:x="0.635cm" svg:y="22.098cm">
          <draw:text-box>
            <text:p><text:span text:style-name="T2">词语索引值的索引点</text:span></text:p>
          </draw:text-box>
        </draw:frame>
        <draw:line draw:style-name="gr5" draw:text-style-name="P2" draw:layer="layout" svg:x1="1.24cm" svg:y1="24.67cm" svg:x2="11.294cm" svg:y2="24.67cm">
          <text:p/>
        </draw:line>
        <draw:frame draw:style-name="gr21" draw:text-style-name="P3" draw:layer="layout" svg:width="4.259cm" svg:height="0.662cm" svg:x="0.639cm" svg:y="24.112cm">
          <draw:text-box>
            <text:p><text:span text:style-name="T2">词语索引长度的索引点</text:span></text:p>
          </draw:text-box>
        </draw:frame>
        <draw:line draw:style-name="gr5" draw:text-style-name="P2" draw:layer="layout" svg:x1="1.34cm" svg:y1="26.812cm" svg:x2="15.652cm" svg:y2="26.837cm">
          <text:p/>
        </draw:line>
        <draw:frame draw:style-name="gr21" draw:text-style-name="P3" draw:layer="layout" svg:width="2.747cm" svg:height="0.662cm" svg:x="1.064cm" svg:y="26.205cm">
          <draw:text-box>
            <text:p><text:span text:style-name="T2">词语索引数据</text:span></text:p>
          </draw:text-box>
        </draw:frame>
        <draw:rect draw:style-name="gr2" draw:text-style-name="P2" draw:id="id24" draw:layer="layout" svg:width="2.696cm" svg:height="1.159cm" svg:x="4.761cm" svg:y="11.241cm">
          <text:p><text:span text:style-name="T3">int8_t major;</text:span></text:p>
          <text:p><text:span text:style-name="T3">int8_t minor</text:span>;</text:p>
        </draw:rect>
        <draw:connector draw:style-name="gr22" draw:text-style-name="P2" draw:layer="layout" draw:type="line" svg:x1="6.109cm" svg:y1="11.241cm" svg:x2="6.109cm" svg:y2="11.241cm" draw:start-shape="id24" draw:end-shape="id24" svg:d="m6109 11241">
          <text:p/>
        </draw:connector>
        <draw:connector draw:style-name="gr23" draw:text-style-name="P2" draw:layer="layout" draw:type="line" svg:x1="7.457cm" svg:y1="11.82cm" svg:x2="9.223cm" svg:y2="12.525cm" draw:start-shape="id24" svg:d="m7457 11820 1766 705">
          <text:p/>
        </draw:connector>
        <draw:rect draw:style-name="gr2" draw:text-style-name="P1" draw:layer="layout" svg:width="0.524cm" svg:height="0.5cm" svg:x="10.886cm" svg:y="14.126cm">
          <text:p text:style-name="P2"><text:span text:style-name="T1">...</text:span></text:p>
        </draw:rect>
        <draw:rect draw:style-name="gr2" draw:text-style-name="P1" draw:layer="layout" svg:width="1.991cm" svg:height="0.5cm" svg:x="6.526cm" svg:y="14.126cm">
          <text:p text:style-name="P2"><text:span text:style-name="T1">childs</text:span></text:p>
        </draw:rect>
        <draw:rect draw:style-name="gr2" draw:text-style-name="P1" draw:layer="layout" svg:width="1.985cm" svg:height="0.5cm" svg:x="4.541cm" svg:y="14.126cm">
          <text:p text:style-name="P2"><text:span text:style-name="T1">length</text:span></text:p>
        </draw:rect>
        <draw:rect draw:style-name="gr2" draw:text-style-name="P1" draw:layer="layout" svg:width="1.983cm" svg:height="0.5cm" svg:x="2.527cm" svg:y="14.126cm">
          <text:p text:style-name="P2"><text:span text:style-name="T1">maxlen</text:span></text:p>
        </draw:rect>
        <draw:rect draw:style-name="gr2" draw:text-style-name="P1" draw:layer="layout" svg:width="0.5cm" svg:height="0.5cm" svg:x="1.998cm" svg:y="14.126cm">
          <text:p text:style-name="P2"><text:span text:style-name="T1">i</text:span></text:p>
        </draw:rect>
        <draw:rect draw:style-name="gr2" draw:text-style-name="P1" draw:layer="layout" svg:width="0.549cm" svg:height="0.5cm" svg:x="9.425cm" svg:y="14.126cm">
          <text:p text:style-name="P2"><text:span text:style-name="T1">...</text:span></text:p>
        </draw:rect>
        <draw:rect draw:style-name="gr2" draw:text-style-name="P1" draw:layer="layout" svg:width="0.93cm" svg:height="0.5cm" svg:x="8.545cm" svg:y="14.126cm">
          <text:p text:style-name="P2"><text:span text:style-name="T1">xx</text:span></text:p>
        </draw:rect>
        <draw:rect draw:style-name="gr2" draw:text-style-name="P1" draw:layer="layout" svg:width="2.037cm" svg:height="0.5cm" svg:x="17.841cm" svg:y="14.126cm">
          <text:p text:style-name="P2"><text:span text:style-name="T1">0</text:span></text:p>
        </draw:rect>
        <draw:rect draw:style-name="gr2" draw:text-style-name="P1" draw:layer="layout" svg:width="0.951cm" svg:height="0.5cm" svg:x="9.985cm" svg:y="14.126cm">
          <text:p text:style-name="P2"><text:span text:style-name="T1">xx</text:span></text:p>
        </draw:rect>
        <draw:rect draw:style-name="gr2" draw:text-style-name="P1" draw:layer="layout" svg:width="1.991cm" svg:height="0.5cm" svg:x="13.426cm" svg:y="14.126cm">
          <text:p text:style-name="P2"><text:span text:style-name="T1">childs</text:span></text:p>
        </draw:rect>
        <draw:rect draw:style-name="gr2" draw:text-style-name="P1" draw:layer="layout" svg:width="1.985cm" svg:height="0.5cm" svg:x="11.441cm" svg:y="14.126cm">
          <text:p text:style-name="P2"><text:span text:style-name="T1">length</text:span></text:p>
        </draw:rect>
        <draw:rect draw:style-name="gr2" draw:text-style-name="P1" draw:layer="layout" svg:width="0.499cm" svg:height="0.5cm" svg:x="16.354cm" svg:y="14.126cm">
          <text:p text:style-name="P2"><text:span text:style-name="T1">...</text:span></text:p>
        </draw:rect>
        <draw:rect draw:style-name="gr2" draw:text-style-name="P1" draw:layer="layout" svg:width="0.905cm" svg:height="0.5cm" svg:x="15.449cm" svg:y="14.126cm">
          <text:p text:style-name="P2"><text:span text:style-name="T1">xx</text:span></text:p>
        </draw:rect>
        <draw:rect draw:style-name="gr2" draw:text-style-name="P1" draw:layer="layout" svg:width="0.952cm" svg:height="0.5cm" svg:x="16.889cm" svg:y="14.126cm">
          <text:p text:style-name="P2"><text:span text:style-name="T1">xx</text:span></text:p>
        </draw:rect>
        <draw:rect draw:style-name="gr2" draw:text-style-name="P8" draw:id="id25" draw:layer="layout" svg:width="5.267cm" svg:height="2.066cm" svg:x="7.186cm" svg:y="19.329cm">
          <text:p text:style-name="P4"><text:span text:style-name="T3">int8_t indexs;</text:span><text:span text:style-name="T3"><text:tab/></text:span></text:p>
          <text:p text:style-name="P4"><text:span text:style-name="T3">SysCharsIndexPoint *table;</text:span></text:p>
          <text:p text:style-name="P4"><text:span text:style-name="T3">int fd;</text:span></text:p>
          <text:p text:style-name="P4"><text:span text:style-name="T3">off_t offset;</text:span></text:p>
        </draw:rect>
        <draw:rect draw:style-name="gr2" draw:text-style-name="P8" draw:id="id27" draw:layer="layout" svg:width="5.595cm" svg:height="1.084cm" svg:x="14.498cm" svg:y="22.168cm">
          <text:p text:style-name="P4"><text:span text:style-name="T3">int indexs;</text:span></text:p>
          <text:p text:style-name="P4"><text:span text:style-name="T3">SysCharsLengthPoint *table;</text:span></text:p>
        </draw:rect>
        <draw:rect draw:style-name="gr2" draw:text-style-name="P8" draw:id="id29" draw:layer="layout" svg:width="3.704cm" svg:height="1.462cm" svg:x="12.287cm" svg:y="23.961cm">
          <text:p text:style-name="P4"><text:span text:style-name="T3">guint indexs;</text:span></text:p>
          <text:p text:style-name="P4"><text:span text:style-name="T3">CharsIndex *chidx;</text:span></text:p>
          <text:p text:style-name="P4"><text:span text:style-name="T3">off_t offset;</text:span></text:p>
        </draw:rect>
        <draw:rect draw:style-name="gr2" draw:text-style-name="P2" draw:id="id31" draw:layer="layout" svg:width="2.696cm" svg:height="1.159cm" svg:x="16.704cm" svg:y="26.095cm">
          <text:p><text:span text:style-name="T3">int8_t major;</text:span></text:p>
          <text:p><text:span text:style-name="T3">int8_t minor</text:span>;</text:p>
        </draw:rect>
        <draw:connector draw:style-name="gr23" draw:text-style-name="P2" draw:layer="layout" draw:type="line" svg:x1="5.698cm" svg:y1="20.71cm" svg:x2="7.186cm" svg:y2="20.362cm" draw:start-shape="id23" draw:end-shape="id25" svg:d="m5698 20710 1488-348">
          <text:p/>
        </draw:connector>
        <draw:connector draw:style-name="gr23" draw:text-style-name="P2" draw:layer="layout" draw:type="line" svg:x1="14.191cm" svg:y1="22.742cm" svg:x2="14.498cm" svg:y2="22.71cm" draw:start-shape="id26" draw:end-shape="id27" svg:d="m14191 22742 307-32">
          <text:p/>
        </draw:connector>
        <draw:connector draw:style-name="gr23" draw:text-style-name="P2" draw:layer="layout" draw:type="line" svg:x1="11.373cm" svg:y1="24.697cm" svg:x2="12.287cm" svg:y2="24.692cm" draw:start-shape="id28" draw:end-shape="id29" svg:d="m11373 24697 914-5">
          <text:p/>
        </draw:connector>
        <draw:connector draw:style-name="gr23" draw:text-style-name="P2" draw:layer="layout" draw:type="line" svg:x1="15.6cm" svg:y1="26.649cm" svg:x2="16.704cm" svg:y2="26.674cm" draw:start-shape="id30" draw:start-glue-point="1" draw:end-shape="id31" draw:end-glue-point="3" svg:d="m15600 26649 1104 25">
          <text:p/>
        </draw:connector>
        <draw:polyline draw:style-name="gr13" draw:text-style-name="P2" draw:layer="layout" svg:width="7.912cm" svg:height="5.741cm" draw:transform="rotate (0.619940950308269) translate (4.35898979180191cm 22.2239856991959cm)" svg:viewBox="0 0 7913 5742" draw:points="0,41242 434,41242 3905,43751 4406,43613 4494,44140 7761,46504 7913,46984">
          <text:p/>
        </draw:polyline>
        <draw:polyline draw:style-name="gr13" draw:text-style-name="P2" draw:layer="layout" svg:width="5.328cm" svg:height="4.546cm" draw:transform="rotate (0.702844089777984) translate (4.359cm 24.215cm)" svg:viewBox="0 0 5329 4547" draw:points="0,42588 429,42588 2442,44228 2836,44230 2900,44583 5271,46658 5329,47135">
          <text:p/>
        </draw:polyline>
        <draw:polyline draw:style-name="gr13" draw:text-style-name="P2" draw:layer="layout" svg:width="8.867cm" svg:height="6.779cm" draw:transform="skewX (-2.37186984387708E-017) rotate (0.655022068273348) translate (4.30797885059167cm 26.2059724674156cm)" svg:viewBox="0 0 8868 6780" draw:points="0,46813 414,46813 4026,49556 4446,49465 4501,49888 8758,53158 8868,53593">
          <text:p/>
        </draw:polyline>
        <draw:frame draw:style-name="gr24" draw:text-style-name="P7" draw:layer="layout" svg:width="3.074cm" svg:height="0.725cm" svg:x="7.893cm" svg:y="25.299cm">
          <draw:text-box>
            <text:p><text:span text:style-name="T3">length*indexs</text:span></text:p>
          </draw:text-box>
        </draw:frame>
        <draw:frame draw:style-name="gr25" draw:text-style-name="P7" draw:layer="layout" svg:width="1.789cm" svg:height="0.731cm" svg:x="6.778cm" svg:y="23.281cm">
          <draw:text-box>
            <text:p><text:span text:style-name="T3">indexs</text:span></text:p>
          </draw:text-box>
        </draw:frame>
        <draw:frame draw:style-name="gr26" draw:text-style-name="P7" draw:layer="layout" svg:width="2.395cm" svg:height="0.725cm" svg:x="7.866cm" svg:y="21.241cm">
          <draw:text-box>
            <text:p><text:span text:style-name="T3">Indexs +1</text:span></text:p>
          </draw:text-box>
        </draw:frame>
        <draw:frame draw:style-name="gr25" draw:text-style-name="P4" draw:layer="layout" svg:width="4.359cm" svg:height="0.731cm" svg:x="6.703cm" svg:y="22.279cm">
          <draw:text-box>
            <text:p text:style-name="P4"><text:span text:style-name="T3">SysCharsIndexPoint </text:span></text:p>
          </draw:text-box>
        </draw:frame>
        <draw:frame draw:style-name="gr27" draw:text-style-name="P4" draw:layer="layout" svg:width="4.637cm" svg:height="0.725cm" svg:x="5.996cm" svg:y="24.242cm">
          <draw:text-box>
            <text:p text:style-name="P4"><text:span text:style-name="T3">SysCharsLengthPoint</text:span></text:p>
          </draw:text-box>
        </draw:frame>
        <draw:frame draw:style-name="gr28" draw:text-style-name="P7" draw:layer="layout" svg:width="2.847cm" svg:height="0.725cm" svg:x="6.877cm" svg:y="26.286cm">
          <draw:text-box>
            <text:p><text:span text:style-name="T3">CharsIndex</text:span></text:p>
          </draw:text-box>
        </draw:frame>
      </draw:page>
      <draw:page draw:name="page2" draw:style-name="dp1" draw:master-page-name="默认">
        <draw:frame draw:style-name="standard" draw:id="id34" draw:layer="layout" svg:width="9.862cm" svg:height="0.997cm" svg:x="4.294cm" svg:y="5.3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id="id36" draw:layer="layout" svg:width="7.044cm" svg:height="0.997cm" svg:x="4.294cm" svg:y="7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id="id38" draw:layer="layout" svg:width="11.271cm" svg:height="0.997cm" svg:x="4.294cm" svg:y="9.3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id="id32" draw:layer="layout" svg:width="1.329cm" svg:height="0.997cm" svg:x="4.334cm" svg:y="3.30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/>
            </table:table-row>
          </table:table>
          <draw:image xlink:href="Pictures/TablePreview8.svm" xlink:type="simple" xlink:show="embed" xlink:actuate="onLoad"/>
        </draw:frame>
        <draw:connector draw:style-name="gr17" draw:text-style-name="P2" draw:layer="layout" draw:type="line" svg:x1="4.998cm" svg:y1="4.302cm" svg:x2="4.329cm" svg:y2="5.319cm" draw:start-shape="id32" draw:start-glue-point="2" svg:d="m4998 4302-669 1017">
          <text:p/>
        </draw:connector>
        <draw:connector draw:style-name="gr18" draw:text-style-name="P2" draw:layer="layout" draw:type="line" svg:x1="9.419cm" svg:y1="6.353cm" svg:x2="4.328cm" svg:y2="7.412cm" svg:d="m9419 6353-5091 1059">
          <text:p/>
        </draw:connector>
        <draw:connector draw:style-name="gr18" draw:text-style-name="P2" draw:layer="layout" draw:type="line" svg:x1="7.68cm" svg:y1="8.293cm" svg:x2="4.328cm" svg:y2="9.327cm" svg:d="m7680 8293-3352 1034">
          <text:p/>
        </draw:connector>
        <draw:line draw:style-name="gr5" draw:text-style-name="P2" draw:layer="layout" svg:x1="1.128cm" svg:y1="3.808cm" svg:x2="5.639cm" svg:y2="3.783cm">
          <text:p/>
        </draw:line>
        <draw:frame draw:style-name="gr19" draw:text-style-name="P3" draw:layer="layout" svg:width="2.091cm" svg:height="0.662cm" svg:x="0.879cm" svg:y="3.177cm">
          <draw:text-box>
            <text:p><text:span text:style-name="T2">根索引点</text:span></text:p>
          </draw:text-box>
        </draw:frame>
        <draw:line draw:style-name="gr5" draw:text-style-name="P2" draw:layer="layout" svg:x1="1.179cm" svg:y1="5.798cm" svg:x2="14.156cm" svg:y2="5.798cm">
          <text:p/>
        </draw:line>
        <draw:frame draw:style-name="gr20" draw:text-style-name="P3" draw:layer="layout" svg:width="3.881cm" svg:height="0.662cm" svg:x="0.6cm" svg:y="5.191cm">
          <draw:text-box>
            <text:p><text:span text:style-name="T2">词语索引值的索引点</text:span></text:p>
          </draw:text-box>
        </draw:frame>
        <draw:line draw:style-name="gr5" draw:text-style-name="P2" draw:layer="layout" svg:x1="1.205cm" svg:y1="7.763cm" svg:x2="11.259cm" svg:y2="7.763cm">
          <text:p/>
        </draw:line>
        <draw:frame draw:style-name="gr21" draw:text-style-name="P3" draw:layer="layout" svg:width="4.259cm" svg:height="0.662cm" svg:x="0.604cm" svg:y="7.205cm">
          <draw:text-box>
            <text:p><text:span text:style-name="T2">词语索引长度的索引点</text:span></text:p>
          </draw:text-box>
        </draw:frame>
        <draw:line draw:style-name="gr5" draw:text-style-name="P2" draw:layer="layout" svg:x1="1.305cm" svg:y1="9.905cm" svg:x2="15.617cm" svg:y2="9.93cm">
          <text:p/>
        </draw:line>
        <draw:frame draw:style-name="gr21" draw:text-style-name="P3" draw:layer="layout" svg:width="2.747cm" svg:height="0.662cm" svg:x="1.029cm" svg:y="9.398cm">
          <draw:text-box>
            <text:p><text:span text:style-name="T2">词语索引数据</text:span></text:p>
          </draw:text-box>
        </draw:frame>
        <draw:rect draw:style-name="gr2" draw:text-style-name="P8" draw:id="id33" draw:layer="layout" svg:width="5.373cm" svg:height="2.066cm" svg:x="7cm" svg:y="2.2cm">
          <text:p text:style-name="P4"><text:span text:style-name="T3">int8_t indexs;</text:span><text:span text:style-name="T3"><text:tab/></text:span></text:p>
          <text:p text:style-name="P4"><text:span text:style-name="T3">UserCharsIndexPoint *table;</text:span></text:p>
          <text:p text:style-name="P4"><text:span text:style-name="T3">int fd;</text:span></text:p>
          <text:p text:style-name="P4"><text:span text:style-name="T3">off_t offset;</text:span></text:p>
        </draw:rect>
        <draw:rect draw:style-name="gr2" draw:text-style-name="P8" draw:id="id35" draw:layer="layout" svg:width="5.595cm" svg:height="1.084cm" svg:x="14.463cm" svg:y="5.261cm">
          <text:p text:style-name="P4"><text:span text:style-name="T3">int indexs;</text:span></text:p>
          <text:p text:style-name="P4"><text:span text:style-name="T3">UserCharsLengthPoint *table;</text:span></text:p>
        </draw:rect>
        <draw:rect draw:style-name="gr2" draw:text-style-name="P8" draw:id="id37" draw:layer="layout" svg:width="4.354cm" svg:height="1.483cm" svg:x="12.252cm" svg:y="7.054cm">
          <text:p text:style-name="P4"><text:span text:style-name="T3">guint indexs;</text:span></text:p>
          <text:p text:style-name="P4"><text:span text:style-name="T3">CharsIndex *chidx;</text:span></text:p>
          <text:p text:style-name="P4"><text:span text:style-name="T3">UserPhraseInfo *table;</text:span></text:p>
        </draw:rect>
        <draw:rect draw:style-name="gr2" draw:text-style-name="P2" draw:id="id39" draw:layer="layout" svg:width="2.696cm" svg:height="1.159cm" svg:x="16.669cm" svg:y="9.188cm">
          <text:p><text:span text:style-name="T3">int8_t major;</text:span></text:p>
          <text:p><text:span text:style-name="T3">int8_t minor</text:span>;</text:p>
        </draw:rect>
        <draw:connector draw:style-name="gr23" draw:text-style-name="P2" draw:layer="layout" draw:type="line" svg:x1="5.663cm" svg:y1="3.803cm" svg:x2="7cm" svg:y2="3.233cm" draw:start-shape="id32" draw:end-shape="id33" svg:d="m5663 3803 1337-570">
          <text:p/>
        </draw:connector>
        <draw:connector draw:style-name="gr23" draw:text-style-name="P2" draw:layer="layout" draw:type="line" svg:x1="14.156cm" svg:y1="5.835cm" svg:x2="14.463cm" svg:y2="5.803cm" draw:start-shape="id34" draw:end-shape="id35" svg:d="m14156 5835 307-32">
          <text:p/>
        </draw:connector>
        <draw:connector draw:style-name="gr23" draw:text-style-name="P2" draw:layer="layout" draw:type="line" svg:x1="11.338cm" svg:y1="7.79cm" svg:x2="12.252cm" svg:y2="7.795cm" draw:start-shape="id36" draw:end-shape="id37" svg:d="m11338 7790 914 5">
          <text:p/>
        </draw:connector>
        <draw:connector draw:style-name="gr23" draw:text-style-name="P2" draw:layer="layout" draw:type="line" svg:x1="15.565cm" svg:y1="9.842cm" svg:x2="16.669cm" svg:y2="9.767cm" draw:start-shape="id38" draw:start-glue-point="1" draw:end-shape="id39" draw:end-glue-point="3" svg:d="m15565 9842 1104-75">
          <text:p/>
        </draw:connector>
        <draw:polyline draw:style-name="gr13" draw:text-style-name="P2" draw:layer="layout" svg:width="7.912cm" svg:height="5.741cm" draw:transform="skewX (-5.11630785939949E-017) rotate (0.619940950308269) translate (4.32398979180191cm 5.3169856991959cm)" svg:viewBox="0 0 7913 5742" draw:points="0,13679 434,13679 3905,16189 4406,16050 4494,16578 7761,18941 7913,19421">
          <text:p/>
        </draw:polyline>
        <draw:polyline draw:style-name="gr13" draw:text-style-name="P2" draw:layer="layout" svg:width="5.328cm" svg:height="4.546cm" draw:transform="rotate (0.702844089777984) translate (4.324cm 7.30799999999999cm)" svg:viewBox="0 0 5329 4547" draw:points="0,16742 429,16742 2442,18381 2836,18384 2900,18736 5271,20811 5329,21289">
          <text:p/>
        </draw:polyline>
        <draw:polyline draw:style-name="gr13" draw:text-style-name="P2" draw:layer="layout" svg:width="8.867cm" svg:height="6.779cm" draw:transform="skewX (6.90988612680517E-017) rotate (0.655022068273348) translate (4.27297885059167cm 9.2989724674156cm)" svg:viewBox="0 0 8868 6780" draw:points="0,19955 414,19955 4026,22698 4446,22607 4501,23030 8758,26300 8868,26735">
          <text:p/>
        </draw:polyline>
        <draw:frame draw:style-name="gr29" draw:text-style-name="P7" draw:layer="layout" svg:width="3.078cm" svg:height="0.725cm" svg:x="7.908cm" svg:y="8.337cm">
          <draw:text-box>
            <text:p><text:span text:style-name="T3">length*indexs</text:span></text:p>
          </draw:text-box>
        </draw:frame>
        <draw:frame draw:style-name="gr25" draw:text-style-name="P7" draw:layer="layout" svg:width="1.789cm" svg:height="0.731cm" svg:x="6.743cm" svg:y="6.374cm">
          <draw:text-box>
            <text:p><text:span text:style-name="T3">indexs</text:span></text:p>
          </draw:text-box>
        </draw:frame>
        <draw:frame draw:style-name="gr26" draw:text-style-name="P7" draw:layer="layout" svg:width="2.254cm" svg:height="0.725cm" svg:x="8.031cm" svg:y="4.234cm">
          <draw:text-box>
            <text:p><text:span text:style-name="T3">indexs+1</text:span></text:p>
          </draw:text-box>
        </draw:frame>
        <draw:frame draw:style-name="standard" draw:layer="layout" svg:width="11.271cm" svg:height="0.997cm" svg:x="4.295cm" svg:y="10.5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rect draw:style-name="gr2" draw:text-style-name="P8" draw:id="id40" draw:layer="layout" svg:width="2.117cm" svg:height="1.033cm" svg:x="17.034cm" svg:y="10.53cm">
          <text:p text:style-name="P4"><text:span text:style-name="T3">off_t offset;</text:span></text:p>
          <text:p text:style-name="P4"><text:span text:style-name="T3">uint freq;</text:span></text:p>
        </draw:rect>
        <draw:connector draw:style-name="gr23" draw:text-style-name="P2" draw:layer="layout" draw:type="line" svg:x1="15.565cm" svg:y1="11.043cm" svg:x2="17.034cm" svg:y2="11.046cm" draw:end-shape="id40" draw:end-glue-point="3" svg:d="m15565 11043 1469 3">
          <text:p/>
        </draw:connector>
        <draw:line draw:style-name="gr5" draw:text-style-name="P2" draw:layer="layout" svg:x1="1.437cm" svg:y1="11.133cm" svg:x2="15.522cm" svg:y2="11.108cm">
          <text:p/>
        </draw:line>
        <draw:frame draw:style-name="gr30" draw:text-style-name="P3" draw:layer="layout" svg:width="2.73cm" svg:height="0.781cm" svg:x="1.1cm" svg:y="10.628cm">
          <draw:text-box>
            <text:p><text:span text:style-name="T2">词语信息数据</text:span></text:p>
          </draw:text-box>
        </draw:frame>
        <draw:connector draw:style-name="gr18" draw:text-style-name="P2" draw:layer="layout" draw:type="line" svg:x1="7.68cm" svg:y1="8.293cm" svg:x2="4.259cm" svg:y2="10.603cm" svg:d="m7680 8293-3421 2310">
          <text:p/>
        </draw:connector>
        <draw:polyline draw:style-name="gr13" draw:text-style-name="P2" draw:layer="layout" svg:width="6.651cm" svg:height="9.079cm" draw:transform="rotate (-0.940732466825952) translate (11.6457019185477cm 6.1619849421691cm)" svg:viewBox="0 0 6652 9080" draw:points="0,-2478 343,-2478 3084,-6279 3421,-6314 3301,-6620 6652,-11131 6621,-11558">
          <text:p/>
        </draw:polyline>
        <draw:frame draw:style-name="gr31" draw:text-style-name="P7" draw:layer="layout" svg:width="1.823cm" svg:height="0.725cm" svg:x="8.508cm" svg:y="11.738cm">
          <draw:text-box>
            <text:p><text:span text:style-name="T3">indexs</text:span></text:p>
          </draw:text-box>
        </draw:frame>
        <draw:rect draw:style-name="gr2" draw:text-style-name="P1" draw:layer="layout" svg:width="0.472cm" svg:height="0.5cm" svg:x="7.185cm" svg:y="15.524cm">
          <text:p text:style-name="P2"><text:span text:style-name="T1">...</text:span></text:p>
        </draw:rect>
        <draw:rect draw:style-name="gr2" draw:text-style-name="P1" draw:layer="layout" svg:width="0.979cm" svg:height="0.5cm" svg:x="6.171cm" svg:y="15.524cm">
          <text:p text:style-name="P2"><text:span text:style-name="T1">uc2</text:span></text:p>
        </draw:rect>
        <draw:rect draw:style-name="gr2" draw:text-style-name="P1" draw:layer="layout" svg:width="0.979cm" svg:height="0.5cm" svg:x="4.64cm" svg:y="15.524cm">
          <text:p text:style-name="P2"><text:span text:style-name="T1">uc2</text:span></text:p>
        </draw:rect>
        <draw:rect draw:style-name="gr2" draw:text-style-name="P1" draw:layer="layout" svg:width="0.479cm" svg:height="0.5cm" svg:x="5.655cm" svg:y="15.524cm">
          <text:p text:style-name="P2"><text:span text:style-name="T1">...</text:span></text:p>
        </draw:rect>
        <draw:rect draw:style-name="gr2" draw:text-style-name="P1" draw:layer="layout" svg:width="1.912cm" svg:height="0.5cm" svg:x="2.691cm" svg:y="15.524cm">
          <text:p text:style-name="P2"><text:span text:style-name="T1">dtlen</text:span></text:p>
        </draw:rect>
        <draw:rect draw:style-name="gr2" draw:text-style-name="P1" draw:layer="layout" svg:width="0.979cm" svg:height="0.5cm" svg:x="11.114cm" svg:y="15.524cm">
          <text:p text:style-name="P2"><text:span text:style-name="T1">uc2</text:span></text:p>
        </draw:rect>
        <draw:rect draw:style-name="gr2" draw:text-style-name="P1" draw:layer="layout" svg:width="0.974cm" svg:height="0.5cm" svg:x="9.642cm" svg:y="15.524cm">
          <text:p text:style-name="P2"><text:span text:style-name="T1">uc2</text:span></text:p>
        </draw:rect>
        <draw:rect draw:style-name="gr2" draw:text-style-name="P1" draw:layer="layout" svg:width="0.425cm" svg:height="0.5cm" svg:x="10.653cm" svg:y="15.524cm">
          <text:p text:style-name="P2"><text:span text:style-name="T1">...</text:span></text:p>
        </draw:rect>
        <draw:rect draw:style-name="gr2" draw:text-style-name="P1" draw:layer="layout" svg:width="1.912cm" svg:height="0.5cm" svg:x="7.694cm" svg:y="15.524cm">
          <text:p text:style-name="P2"><text:span text:style-name="T1">dtlen</text:span></text:p>
        </draw:rect>
        <draw:rect draw:style-name="gr2" draw:text-style-name="P1" draw:layer="layout" svg:width="1.979cm" svg:height="0.5cm" svg:x="0.677cm" svg:y="15.524cm">
          <text:p text:style-name="P2"><text:span text:style-name="T1">offset</text:span></text:p>
        </draw:rect>
        <draw:polyline draw:style-name="gr13" draw:text-style-name="P2" draw:layer="layout" svg:width="1.349cm" svg:height="2.169cm" draw:transform="rotate (1.06220738276355) translate (4.647cm 15.522cm)" svg:viewBox="0 0 1350 2170" draw:points="0,23234 259,23234 663,23960 960,24026 847,24290 1350,25193 1180,25404">
          <text:p/>
        </draw:polyline>
        <draw:frame draw:style-name="gr32" draw:text-style-name="P7" draw:layer="layout" svg:width="1.436cm" svg:height="0.725cm" svg:x="5.076cm" svg:y="14.591cm">
          <draw:text-box>
            <text:p><text:span text:style-name="T3">dtlen</text:span></text:p>
          </draw:text-box>
        </draw:frame>
        <draw:polyline draw:style-name="gr13" draw:text-style-name="P2" draw:layer="layout" svg:width="6.028cm" svg:height="9.997cm" draw:transform="skewX (-1.90113213260524E-017) rotate (1.06116018521235) translate (0.664999999999998cm 15.497cm)" svg:viewBox="0 0 6029 9998" draw:points="0,16282 982,16282 3103,19975 3906,20017 3564,20698 6029,25210 5559,26280">
          <text:p/>
        </draw:polyline>
        <draw:frame draw:style-name="gr29" draw:layer="layout" svg:width="2.394cm" svg:height="0.725cm" svg:x="4.596cm" svg:y="13.431cm">
          <draw:text-box>
            <text:p><text:span text:style-name="T3">offset</text:span><text:span text:style-name="T2">字节</text:span></text:p>
          </draw:text-box>
        </draw:frame>
        <draw:rect draw:style-name="gr2" draw:text-style-name="P1" draw:layer="layout" svg:width="0.579cm" svg:height="0.5cm" svg:x="12.156cm" svg:y="15.524cm">
          <text:p text:style-name="P2"><text:span text:style-name="T1">mi</text:span></text:p>
        </draw:rect>
        <draw:rect draw:style-name="gr2" draw:text-style-name="P1" draw:layer="layout" svg:width="4.182cm" svg:height="0.5cm" svg:x="0.692cm" svg:y="17.011cm">
          <text:p text:style-name="P2"><text:span text:style-name="T1">UserCharsIndexPoint</text:span></text:p>
        </draw:rect>
        <draw:rect draw:style-name="gr2" draw:text-style-name="P1" draw:layer="layout" svg:width="0.729cm" svg:height="0.5cm" svg:x="4.87cm" svg:y="17.011cm">
          <text:p text:style-name="P2"><text:span text:style-name="T1">...</text:span></text:p>
        </draw:rect>
        <draw:rect draw:style-name="gr2" draw:text-style-name="P1" draw:layer="layout" svg:width="4.182cm" svg:height="0.5cm" svg:x="5.592cm" svg:y="17.011cm">
          <text:p text:style-name="P2"><text:span text:style-name="T1">UserCharsIndexPoint</text:span></text:p>
        </draw:rect>
        <draw:polyline draw:style-name="gr13" draw:text-style-name="P2" draw:layer="layout" svg:width="5.7cm" svg:height="7.054cm" draw:transform="skewX (5.26875537926282E-017) rotate (0.897448301375315) translate (0.690984736960536cm 17.0349878243963cm)" svg:viewBox="0 0 5701 7055" draw:points="0,22327 322,22327 2711,25321 3089,25309 3009,25695 5701,29028 5661,29382">
          <text:p/>
        </draw:polyline>
        <draw:frame draw:style-name="gr31" draw:text-style-name="P7" draw:layer="layout" svg:width="1.464cm" svg:height="0.725cm" svg:x="4.14cm" svg:y="16.128cm">
          <draw:text-box>
            <text:p><text:span text:style-name="T3">mi+1</text:span></text:p>
          </draw:text-box>
        </draw:frame>
        <draw:frame draw:style-name="gr33" draw:text-style-name="P7" draw:layer="layout" svg:width="4.536cm" svg:height="0.725cm" svg:x="6.296cm" svg:y="5.393cm">
          <draw:text-box>
            <text:p><text:span text:style-name="T3">UserCharsIndexPoint</text:span></text:p>
          </draw:text-box>
        </draw:frame>
        <draw:frame draw:style-name="gr31" draw:text-style-name="P8" draw:layer="layout" svg:width="4.813cm" svg:height="0.725cm" svg:x="5.342cm" svg:y="7.461cm">
          <draw:text-box>
            <text:p text:style-name="P4"><text:span text:style-name="T3">UserCharsLengthPoint</text:span></text:p>
          </draw:text-box>
        </draw:frame>
        <draw:frame draw:style-name="gr29" draw:text-style-name="P4" draw:layer="layout" svg:width="2.696cm" svg:height="0.725cm" svg:x="7.177cm" svg:y="9.428cm">
          <draw:text-box>
            <text:p text:style-name="P4"><text:span text:style-name="T3">CharsIndex</text:span></text:p>
          </draw:text-box>
        </draw:frame>
        <draw:frame draw:style-name="gr24" draw:text-style-name="P8" draw:layer="layout" svg:width="3.452cm" svg:height="0.725cm" svg:x="7.331cm" svg:y="10.657cm">
          <draw:text-box>
            <text:p text:style-name="P4"><text:span text:style-name="T3">UserPhraseInfo</text:span></text:p>
          </draw:text-box>
        </draw:frame>
        <draw:rect draw:style-name="gr2" draw:text-style-name="P1" draw:layer="layout" svg:width="4.182cm" svg:height="0.5cm" svg:x="0.692cm" svg:y="18.311cm">
          <text:p text:style-name="P4"><text:span text:style-name="T3">UserCharsLengthPoint </text:span></text:p>
        </draw:rect>
        <draw:rect draw:style-name="gr2" draw:text-style-name="P1" draw:layer="layout" svg:width="0.729cm" svg:height="0.5cm" svg:x="4.913cm" svg:y="18.311cm">
          <text:p text:style-name="P2"><text:span text:style-name="T1">...</text:span></text:p>
        </draw:rect>
        <draw:rect draw:style-name="gr2" draw:text-style-name="P1" draw:layer="layout" svg:width="4.182cm" svg:height="0.5cm" svg:x="5.679cm" svg:y="18.311cm">
          <text:p text:style-name="P4"><text:span text:style-name="T3">UserCharsLengthPoint </text:span></text:p>
        </draw:rect>
        <draw:rect draw:style-name="gr2" draw:text-style-name="P1" draw:layer="layout" svg:width="2.24cm" svg:height="0.5cm" svg:x="9.916cm" svg:y="18.311cm">
          <text:p text:style-name="P2"><text:span text:style-name="T1">CharsIndex</text:span></text:p>
        </draw:rect>
        <draw:rect draw:style-name="gr2" draw:text-style-name="P1" draw:layer="layout" svg:width="0.579cm" svg:height="0.5cm" svg:x="12.21cm" svg:y="18.321cm">
          <text:p text:style-name="P2"><text:span text:style-name="T1">...</text:span></text:p>
        </draw:rect>
        <draw:rect draw:style-name="gr2" draw:text-style-name="P1" draw:layer="layout" svg:width="2.24cm" svg:height="0.5cm" svg:x="12.816cm" svg:y="18.311cm">
          <text:p text:style-name="P2"><text:span text:style-name="T1">CharsIndex</text:span></text:p>
        </draw:rect>
        <draw:rect draw:style-name="gr2" draw:text-style-name="P1" draw:layer="layout" svg:width="2.24cm" svg:height="0.5cm" svg:x="15.082cm" svg:y="18.311cm">
          <text:p text:style-name="P2"><text:span text:style-name="T1">UserPhraseInfo</text:span></text:p>
        </draw:rect>
        <draw:rect draw:style-name="gr2" draw:text-style-name="P1" draw:layer="layout" svg:width="0.579cm" svg:height="0.5cm" svg:x="17.376cm" svg:y="18.321cm">
          <text:p text:style-name="P2"><text:span text:style-name="T1">...</text:span></text:p>
        </draw:rect>
        <draw:rect draw:style-name="gr2" draw:text-style-name="P1" draw:layer="layout" svg:width="2.24cm" svg:height="0.5cm" svg:x="17.982cm" svg:y="18.311cm">
          <text:p text:style-name="P2"><text:span text:style-name="T1">UserPhraseInfo</text:span></text:p>
        </draw:rect>
        <draw:rect draw:style-name="gr2" draw:text-style-name="P1" draw:layer="layout" svg:width="19.562cm" svg:height="0.5cm" svg:x="0.6cm" svg:y="20.403cm">
          <text:p text:style-name="P2"><text:span text:style-name="T1">...</text:span></text:p>
        </draw:rect>
        <draw:polyline draw:style-name="gr13" draw:text-style-name="P2" draw:layer="layout" svg:width="3.397cm" svg:height="2.768cm" draw:transform="rotate (-2.25304553140024) translate (2.90843805392457cm 20.040178099051cm)" svg:viewBox="0 0 3398 2769" draw:points="0,-27018 599,-27116 1752,-28019 2036,-27990 2123,-28321 3398,-29389 3368,-29787">
          <text:p/>
        </draw:polyline>
        <draw:frame draw:style-name="gr34" draw:text-style-name="P9" draw:layer="layout" svg:width="0.975cm" svg:height="1.411cm" svg:x="-0.275cm" svg:y="19.925cm">
          <draw:text-box>
            <text:p text:style-name="P9"><text:span text:style-name="T3">mi+1</text:span></text:p>
          </draw:text-box>
        </draw:frame>
        <draw:polyline draw:style-name="gr13" draw:text-style-name="P2" draw:layer="layout" svg:width="7.803cm" svg:height="4.96cm" draw:transform="rotate (0.556585498460887) translate (0.60899290287576cm 18.2049097376945cm)" svg:viewBox="0 0 7804 4961" draw:points="0,31842 356,31558 3987,33877 4259,33631 4201,34011 7707,36102 7804,36519">
          <text:p/>
        </draw:polyline>
        <draw:polyline draw:style-name="gr13" draw:text-style-name="P2" draw:layer="layout" svg:width="4.122cm" svg:height="3.072cm" draw:transform="rotate (0.643153829359789) translate (9.92354835798094cm 18.2753655260598cm)" svg:viewBox="0 0 4123 3073" draw:points="0,41207 514,41151 2072,42349 2465,42203 2435,42622 4123,43856 4068,44224">
          <text:p/>
        </draw:polyline>
        <draw:polyline draw:style-name="gr13" draw:text-style-name="P2" draw:layer="layout" svg:width="3.806cm" svg:height="3.583cm" draw:transform="rotate (0.758520092916592) translate (15.041201494266cm 18.2836817518541cm)" svg:viewBox="0 0 3807 3584" draw:points="0,47354 424,47235 2069,48759 2508,48516 2379,49018 3807,50406 3694,50819">
          <text:p/>
        </draw:polyline>
        <draw:frame draw:style-name="gr35" draw:text-style-name="P7" draw:layer="layout" svg:width="1.738cm" svg:height="0.725cm" svg:x="4.513cm" svg:y="17.365cm">
          <draw:text-box>
            <text:p><text:span text:style-name="T3">indexs</text:span></text:p>
          </draw:text-box>
        </draw:frame>
        <draw:frame draw:style-name="gr31" draw:text-style-name="P7" draw:layer="layout" svg:width="1.823cm" svg:height="0.725cm" svg:x="16.809cm" svg:y="17.139cm">
          <draw:text-box>
            <text:p><text:span text:style-name="T3">indexs</text:span></text:p>
          </draw:text-box>
        </draw:frame>
        <draw:frame draw:style-name="gr29" draw:text-style-name="P7" draw:layer="layout" svg:width="3.078cm" svg:height="0.725cm" svg:x="11.008cm" svg:y="17.238cm">
          <draw:text-box>
            <text:p><text:span text:style-name="T3">length*indexs</text:span></text:p>
          </draw:text-box>
        </draw:frame>
        <draw:rect draw:style-name="gr2" draw:text-style-name="P1" draw:layer="layout" svg:width="2.24cm" svg:height="0.5cm" svg:x="9.916cm" svg:y="19.611cm">
          <text:p text:style-name="P2"><text:span text:style-name="T1">CharsIndex</text:span></text:p>
        </draw:rect>
        <draw:rect draw:style-name="gr2" draw:text-style-name="P1" draw:layer="layout" svg:width="0.579cm" svg:height="0.5cm" svg:x="12.21cm" svg:y="19.621cm">
          <text:p text:style-name="P2"><text:span text:style-name="T1">...</text:span></text:p>
        </draw:rect>
        <draw:rect draw:style-name="gr2" draw:text-style-name="P1" draw:layer="layout" svg:width="2.24cm" svg:height="0.5cm" svg:x="12.816cm" svg:y="19.611cm">
          <text:p text:style-name="P2"><text:span text:style-name="T1">CharsIndex</text:span></text:p>
        </draw:rect>
        <draw:rect draw:style-name="gr2" draw:text-style-name="P1" draw:layer="layout" svg:width="2.24cm" svg:height="0.5cm" svg:x="15.082cm" svg:y="19.611cm">
          <text:p text:style-name="P2"><text:span text:style-name="T1">UserPhraseInfo</text:span></text:p>
        </draw:rect>
        <draw:rect draw:style-name="gr2" draw:text-style-name="P1" draw:layer="layout" svg:width="0.579cm" svg:height="0.5cm" svg:x="17.376cm" svg:y="19.621cm">
          <text:p text:style-name="P2"><text:span text:style-name="T1">...</text:span></text:p>
        </draw:rect>
        <draw:rect draw:style-name="gr2" draw:text-style-name="P1" draw:layer="layout" svg:width="2.24cm" svg:height="0.5cm" svg:x="17.982cm" svg:y="19.611cm">
          <text:p text:style-name="P2"><text:span text:style-name="T1">UserPhraseInfo</text:span></text:p>
        </draw:rect>
        <draw:rect draw:style-name="gr2" draw:text-style-name="P1" draw:layer="layout" svg:width="10.281cm" svg:height="0.5cm" svg:x="9.881cm" svg:y="18.954cm">
          <text:p text:style-name="P2"><text:span text:style-name="T1">...</text:span></text:p>
        </draw:rect>
        <draw:rect draw:style-name="gr2" draw:text-style-name="P1" draw:layer="layout" svg:width="4.182cm" svg:height="0.5cm" svg:x="0.692cm" svg:y="21.211cm">
          <text:p text:style-name="P4"><text:span text:style-name="T3">UserCharsLengthPoint </text:span></text:p>
        </draw:rect>
        <draw:rect draw:style-name="gr2" draw:text-style-name="P1" draw:layer="layout" svg:width="0.729cm" svg:height="0.5cm" svg:x="4.913cm" svg:y="21.211cm">
          <text:p text:style-name="P2"><text:span text:style-name="T1">...</text:span></text:p>
        </draw:rect>
        <draw:rect draw:style-name="gr2" draw:text-style-name="P1" draw:layer="layout" svg:width="4.182cm" svg:height="0.5cm" svg:x="5.679cm" svg:y="21.211cm">
          <text:p text:style-name="P4"><text:span text:style-name="T3">UserCharsLengthPoint </text:span></text:p>
        </draw:rect>
        <draw:rect draw:style-name="gr2" draw:text-style-name="P1" draw:layer="layout" svg:width="2.24cm" svg:height="0.5cm" svg:x="9.916cm" svg:y="21.211cm">
          <text:p text:style-name="P2"><text:span text:style-name="T1">CharsIndex</text:span></text:p>
        </draw:rect>
        <draw:rect draw:style-name="gr2" draw:text-style-name="P1" draw:layer="layout" svg:width="0.579cm" svg:height="0.5cm" svg:x="12.21cm" svg:y="21.221cm">
          <text:p text:style-name="P2"><text:span text:style-name="T1">...</text:span></text:p>
        </draw:rect>
        <draw:rect draw:style-name="gr2" draw:text-style-name="P1" draw:layer="layout" svg:width="2.24cm" svg:height="0.5cm" svg:x="12.816cm" svg:y="21.211cm">
          <text:p text:style-name="P2"><text:span text:style-name="T1">CharsIndex</text:span></text:p>
        </draw:rect>
        <draw:rect draw:style-name="gr2" draw:text-style-name="P1" draw:layer="layout" svg:width="2.24cm" svg:height="0.5cm" svg:x="15.082cm" svg:y="21.211cm">
          <text:p text:style-name="P2"><text:span text:style-name="T1">UserPhraseInfo</text:span></text:p>
        </draw:rect>
        <draw:rect draw:style-name="gr2" draw:text-style-name="P1" draw:layer="layout" svg:width="0.579cm" svg:height="0.5cm" svg:x="17.376cm" svg:y="21.221cm">
          <text:p text:style-name="P2"><text:span text:style-name="T1">...</text:span></text:p>
        </draw:rect>
        <draw:rect draw:style-name="gr2" draw:text-style-name="P1" draw:layer="layout" svg:width="2.24cm" svg:height="0.5cm" svg:x="17.982cm" svg:y="21.211cm">
          <text:p text:style-name="P2"><text:span text:style-name="T1">UserPhraseInfo</text:span></text:p>
        </draw:rect>
        <draw:rect draw:style-name="gr2" draw:text-style-name="P1" draw:layer="layout" svg:width="2.24cm" svg:height="0.5cm" svg:x="9.916cm" svg:y="22.511cm">
          <text:p text:style-name="P2"><text:span text:style-name="T1">CharsIndex</text:span></text:p>
        </draw:rect>
        <draw:rect draw:style-name="gr2" draw:text-style-name="P1" draw:layer="layout" svg:width="0.579cm" svg:height="0.5cm" svg:x="12.21cm" svg:y="22.521cm">
          <text:p text:style-name="P2"><text:span text:style-name="T1">...</text:span></text:p>
        </draw:rect>
        <draw:rect draw:style-name="gr2" draw:text-style-name="P1" draw:layer="layout" svg:width="2.24cm" svg:height="0.5cm" svg:x="12.816cm" svg:y="22.511cm">
          <text:p text:style-name="P2"><text:span text:style-name="T1">CharsIndex</text:span></text:p>
        </draw:rect>
        <draw:rect draw:style-name="gr2" draw:text-style-name="P1" draw:layer="layout" svg:width="2.24cm" svg:height="0.5cm" svg:x="15.082cm" svg:y="22.511cm">
          <text:p text:style-name="P2"><text:span text:style-name="T1">UserPhraseInfo</text:span></text:p>
        </draw:rect>
        <draw:rect draw:style-name="gr2" draw:text-style-name="P1" draw:layer="layout" svg:width="0.579cm" svg:height="0.5cm" svg:x="17.376cm" svg:y="22.521cm">
          <text:p text:style-name="P2"><text:span text:style-name="T1">...</text:span></text:p>
        </draw:rect>
        <draw:rect draw:style-name="gr2" draw:text-style-name="P1" draw:layer="layout" svg:width="2.24cm" svg:height="0.5cm" svg:x="17.982cm" svg:y="22.511cm">
          <text:p text:style-name="P2"><text:span text:style-name="T1">UserPhraseInfo</text:span></text:p>
        </draw:rect>
        <draw:rect draw:style-name="gr2" draw:text-style-name="P1" draw:layer="layout" svg:width="10.281cm" svg:height="0.5cm" svg:x="9.881cm" svg:y="21.854cm">
          <text:p text:style-name="P2"><text:span text:style-name="T1">...</text:span></text:p>
        </draw:rect>
        <draw:polyline draw:style-name="gr13" draw:text-style-name="P2" draw:layer="layout" svg:width="1.054cm" svg:height="1.493cm" draw:transform="rotate (-0.506843614780244) translate (20.234cm 18.32cm)" svg:viewBox="0 0 1055 1494" draw:points="0,12390 350,12396 597,12893 920,12801 717,13057 1055,13562 888,13884">
          <text:p/>
        </draw:polyline>
        <draw:frame draw:style-name="gr36" draw:text-style-name="P9" draw:layer="layout" svg:width="0.975cm" svg:height="1.537cm" svg:x="20.294cm" svg:y="18.473cm">
          <draw:text-box>
            <text:p text:style-name="P9"><text:span text:style-name="T3">index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AR PL UKai CN'" style:font-family-generic-asian="system" style:font-pitch-asian="variable" style:font-size-asian="24pt" style:language-asian="zh" style:country-asian="CN" style:font-family-complex="'AR PL UKai C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stroke-linejoin="non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6T16:01:19</meta:creation-date>
    <dc:date>2009-11-27T22:09:02</dc:date>
    <meta:editing-duration>PT04H27M38S</meta:editing-duration>
    <meta:editing-cycles>111</meta:editing-cycles>
    <meta:generator>OpenOffice.org/3.1$Linux OpenOffice.org_project/310m19$Build-9420</meta:generator>
    <meta:document-statistic meta:object-count="245"/>
  </office:meta>
</office:document-meta>
</file>